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1mm" svg:height="90.04mm" svg:x="180.27mm" svg:y="275.18mm">
            <draw:object draw:notify-on-update-of-ranges="Sheet1.A3:Sheet1.A27 Sheet1.B3:Sheet1.B27 Sheet1.B31:Sheet1.B54 Sheet1.A3:Sheet1.A27 Sheet1.B60:Sheet1.B284 Sheet1.A3:Sheet1.A27 Sheet1.B89:Sheet1.B113 Sheet1.A3:Sheet1.A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Algoritmo Selecc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rdenador Dani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Tiempos</text:p>
          </table:table-cell>
          <table:table-cell table:number-columns-repeated="9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([.C3]+[.D3]+[.E3]+[.F3]+[.G3]+[.H3]+[.I3]+[.J3]+[.K3]+[.L3])/10" office:value-type="float" office:value="0.0166551" calcext:value-type="float">
            <text:p>0.0166551</text:p>
          </table:table-cell>
          <table:table-cell office:value-type="float" office:value="0.017212" calcext:value-type="float">
            <text:p>0.017212</text:p>
          </table:table-cell>
          <table:table-cell office:value-type="float" office:value="0.017042" calcext:value-type="float">
            <text:p>0.017042</text:p>
          </table:table-cell>
          <table:table-cell office:value-type="float" office:value="0.016721" calcext:value-type="float">
            <text:p>0.016721</text:p>
          </table:table-cell>
          <table:table-cell office:value-type="float" office:value="0.016514" calcext:value-type="float">
            <text:p>0.016514</text:p>
          </table:table-cell>
          <table:table-cell office:value-type="float" office:value="0.016471" calcext:value-type="float">
            <text:p>0.016471</text:p>
          </table:table-cell>
          <table:table-cell office:value-type="float" office:value="0.016546" calcext:value-type="float">
            <text:p>0.016546</text:p>
          </table:table-cell>
          <table:table-cell office:value-type="float" office:value="0.016552" calcext:value-type="float">
            <text:p>0.016552</text:p>
          </table:table-cell>
          <table:table-cell office:value-type="float" office:value="0.016561" calcext:value-type="float">
            <text:p>0.016561</text:p>
          </table:table-cell>
          <table:table-cell office:value-type="float" office:value="0.01647" calcext:value-type="float">
            <text:p>0.01647</text:p>
          </table:table-cell>
          <table:table-cell office:value-type="float" office:value="0.016462" calcext:value-type="float">
            <text:p>0.01646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([.C4]+[.D4]+[.E4]+[.F4]+[.G4]+[.H4]+[.I4]+[.J4]+[.K4]+[.L4])/10" office:value-type="float" office:value="0.0673165" calcext:value-type="float">
            <text:p>0.0673165</text:p>
          </table:table-cell>
          <table:table-cell office:value-type="float" office:value="0.070482" calcext:value-type="float">
            <text:p>0.070482</text:p>
          </table:table-cell>
          <table:table-cell office:value-type="float" office:value="0.065682" calcext:value-type="float">
            <text:p>0.065682</text:p>
          </table:table-cell>
          <table:table-cell office:value-type="float" office:value="0.065592" calcext:value-type="float">
            <text:p>0.065592</text:p>
          </table:table-cell>
          <table:table-cell office:value-type="float" office:value="0.065831" calcext:value-type="float">
            <text:p>0.065831</text:p>
          </table:table-cell>
          <table:table-cell office:value-type="float" office:value="0.065658" calcext:value-type="float">
            <text:p>0.065658</text:p>
          </table:table-cell>
          <table:table-cell office:value-type="float" office:value="0.065835" calcext:value-type="float">
            <text:p>0.065835</text:p>
          </table:table-cell>
          <table:table-cell office:value-type="float" office:value="0.068945" calcext:value-type="float">
            <text:p>0.068945</text:p>
          </table:table-cell>
          <table:table-cell office:value-type="float" office:value="0.069461" calcext:value-type="float">
            <text:p>0.069461</text:p>
          </table:table-cell>
          <table:table-cell office:value-type="float" office:value="0.06931" calcext:value-type="float">
            <text:p>0.06931</text:p>
          </table:table-cell>
          <table:table-cell office:value-type="float" office:value="0.066369" calcext:value-type="float">
            <text:p>0.066369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formula="of:=([.C5]+[.D5]+[.E5]+[.F5]+[.G5]+[.H5]+[.I5]+[.J5]+[.K5]+[.L5])/10" office:value-type="float" office:value="0.1494248" calcext:value-type="float">
            <text:p>0.1494248</text:p>
          </table:table-cell>
          <table:table-cell office:value-type="float" office:value="0.149852" calcext:value-type="float">
            <text:p>0.149852</text:p>
          </table:table-cell>
          <table:table-cell office:value-type="float" office:value="0.151354" calcext:value-type="float">
            <text:p>0.151354</text:p>
          </table:table-cell>
          <table:table-cell office:value-type="float" office:value="0.148288" calcext:value-type="float">
            <text:p>0.148288</text:p>
          </table:table-cell>
          <table:table-cell office:value-type="float" office:value="0.148661" calcext:value-type="float">
            <text:p>0.148661</text:p>
          </table:table-cell>
          <table:table-cell office:value-type="float" office:value="0.149188" calcext:value-type="float">
            <text:p>0.149188</text:p>
          </table:table-cell>
          <table:table-cell office:value-type="float" office:value="0.148549" calcext:value-type="float">
            <text:p>0.148549</text:p>
          </table:table-cell>
          <table:table-cell office:value-type="float" office:value="0.149624" calcext:value-type="float">
            <text:p>0.149624</text:p>
          </table:table-cell>
          <table:table-cell office:value-type="float" office:value="0.150506" calcext:value-type="float">
            <text:p>0.150506</text:p>
          </table:table-cell>
          <table:table-cell office:value-type="float" office:value="0.149752" calcext:value-type="float">
            <text:p>0.149752</text:p>
          </table:table-cell>
          <table:table-cell office:value-type="float" office:value="0.148474" calcext:value-type="float">
            <text:p>0.14847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([.C6]+[.D6]+[.E6]+[.F6]+[.G6]+[.H6]+[.I6]+[.J6]+[.K6]+[.L6])/10" office:value-type="float" office:value="0.2796209" calcext:value-type="float">
            <text:p>0.2796209</text:p>
          </table:table-cell>
          <table:table-cell office:value-type="float" office:value="0.28891" calcext:value-type="float">
            <text:p>0.28891</text:p>
          </table:table-cell>
          <table:table-cell office:value-type="float" office:value="0.286746" calcext:value-type="float">
            <text:p>0.286746</text:p>
          </table:table-cell>
          <table:table-cell office:value-type="float" office:value="0.288071" calcext:value-type="float">
            <text:p>0.288071</text:p>
          </table:table-cell>
          <table:table-cell office:value-type="float" office:value="0.29803" calcext:value-type="float">
            <text:p>0.29803</text:p>
          </table:table-cell>
          <table:table-cell office:value-type="float" office:value="0.261076" calcext:value-type="float">
            <text:p>0.261076</text:p>
          </table:table-cell>
          <table:table-cell office:value-type="float" office:value="0.261532" calcext:value-type="float">
            <text:p>0.261532</text:p>
          </table:table-cell>
          <table:table-cell office:value-type="float" office:value="0.278518" calcext:value-type="float">
            <text:p>0.278518</text:p>
          </table:table-cell>
          <table:table-cell office:value-type="float" office:value="0.261114" calcext:value-type="float">
            <text:p>0.261114</text:p>
          </table:table-cell>
          <table:table-cell office:value-type="float" office:value="0.2856" calcext:value-type="float">
            <text:p>0.2856</text:p>
          </table:table-cell>
          <table:table-cell office:value-type="float" office:value="0.286612" calcext:value-type="float">
            <text:p>0.28661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([.C7]+[.D7]+[.E7]+[.F7]+[.G7]+[.H7]+[.I7]+[.J7]+[.K7]+[.L7])/10" office:value-type="float" office:value="0.4119749" calcext:value-type="float">
            <text:p>0.4119749</text:p>
          </table:table-cell>
          <table:table-cell office:value-type="float" office:value="0.418368" calcext:value-type="float">
            <text:p>0.418368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409164" calcext:value-type="float">
            <text:p>0.409164</text:p>
          </table:table-cell>
          <table:table-cell office:value-type="float" office:value="0.407687" calcext:value-type="float">
            <text:p>0.407687</text:p>
          </table:table-cell>
          <table:table-cell office:value-type="float" office:value="0.413132" calcext:value-type="float">
            <text:p>0.413132</text:p>
          </table:table-cell>
          <table:table-cell office:value-type="float" office:value="0.408738" calcext:value-type="float">
            <text:p>0.408738</text:p>
          </table:table-cell>
          <table:table-cell office:value-type="float" office:value="0.41226" calcext:value-type="float">
            <text:p>0.41226</text:p>
          </table:table-cell>
          <table:table-cell office:value-type="float" office:value="0.410718" calcext:value-type="float">
            <text:p>0.410718</text:p>
          </table:table-cell>
          <table:table-cell office:value-type="float" office:value="0.413384" calcext:value-type="float">
            <text:p>0.413384</text:p>
          </table:table-cell>
          <table:table-cell office:value-type="float" office:value="0.413198" calcext:value-type="float">
            <text:p>0.413198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table:formula="of:=([.C8]+[.D8]+[.E8]+[.F8]+[.G8]+[.H8]+[.I8]+[.J8]+[.K8]+[.L8])/10" office:value-type="float" office:value="0.6143131" calcext:value-type="float">
            <text:p>0.6143131</text:p>
          </table:table-cell>
          <table:table-cell office:value-type="float" office:value="0.593351" calcext:value-type="float">
            <text:p>0.593351</text:p>
          </table:table-cell>
          <table:table-cell office:value-type="float" office:value="0.612904" calcext:value-type="float">
            <text:p>0.612904</text:p>
          </table:table-cell>
          <table:table-cell office:value-type="float" office:value="0.621986" calcext:value-type="float">
            <text:p>0.621986</text:p>
          </table:table-cell>
          <table:table-cell office:value-type="float" office:value="0.595661" calcext:value-type="float">
            <text:p>0.595661</text:p>
          </table:table-cell>
          <table:table-cell office:value-type="float" office:value="0.64055" calcext:value-type="float">
            <text:p>0.64055</text:p>
          </table:table-cell>
          <table:table-cell office:value-type="float" office:value="0.596278" calcext:value-type="float">
            <text:p>0.596278</text:p>
          </table:table-cell>
          <table:table-cell office:value-type="float" office:value="0.598249" calcext:value-type="float">
            <text:p>0.598249</text:p>
          </table:table-cell>
          <table:table-cell office:value-type="float" office:value="0.610993" calcext:value-type="float">
            <text:p>0.610993</text:p>
          </table:table-cell>
          <table:table-cell office:value-type="float" office:value="0.615609" calcext:value-type="float">
            <text:p>0.615609</text:p>
          </table:table-cell>
          <table:table-cell office:value-type="float" office:value="0.65755" calcext:value-type="float">
            <text:p>0.6575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table:formula="of:=([.C9]+[.D9]+[.E9]+[.F9]+[.G9]+[.H9]+[.I9]+[.J9]+[.K9]+[.L9])/10" office:value-type="float" office:value="0.8074577" calcext:value-type="float">
            <text:p>0.8074577</text:p>
          </table:table-cell>
          <table:table-cell office:value-type="float" office:value="0.815168" calcext:value-type="float">
            <text:p>0.815168</text:p>
          </table:table-cell>
          <table:table-cell office:value-type="float" office:value="0.830633" calcext:value-type="float">
            <text:p>0.830633</text:p>
          </table:table-cell>
          <table:table-cell office:value-type="float" office:value="0.831437" calcext:value-type="float">
            <text:p>0.831437</text:p>
          </table:table-cell>
          <table:table-cell office:value-type="float" office:value="0.799752" calcext:value-type="float">
            <text:p>0.799752</text:p>
          </table:table-cell>
          <table:table-cell office:value-type="float" office:value="0.799271" calcext:value-type="float">
            <text:p>0.799271</text:p>
          </table:table-cell>
          <table:table-cell office:value-type="float" office:value="0.799548" calcext:value-type="float">
            <text:p>0.799548</text:p>
          </table:table-cell>
          <table:table-cell office:value-type="float" office:value="0.799739" calcext:value-type="float">
            <text:p>0.799739</text:p>
          </table:table-cell>
          <table:table-cell office:value-type="float" office:value="0.799422" calcext:value-type="float">
            <text:p>0.799422</text:p>
          </table:table-cell>
          <table:table-cell office:value-type="float" office:value="0.8004" calcext:value-type="float">
            <text:p>0.8004</text:p>
          </table:table-cell>
          <table:table-cell office:value-type="float" office:value="0.799207" calcext:value-type="float">
            <text:p>0.799207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formula="of:=([.C10]+[.D10]+[.E10]+[.F10]+[.G10]+[.H10]+[.I10]+[.J10]+[.K10]+[.L10])/10" office:value-type="float" office:value="1.043902" calcext:value-type="float">
            <text:p>1.043902</text:p>
          </table:table-cell>
          <table:table-cell office:value-type="float" office:value="1.04844" calcext:value-type="float">
            <text:p>1.04844</text:p>
          </table:table-cell>
          <table:table-cell office:value-type="float" office:value="1.04356" calcext:value-type="float">
            <text:p>1.04356</text:p>
          </table:table-cell>
          <table:table-cell office:value-type="float" office:value="1.04466" calcext:value-type="float">
            <text:p>1.04466</text:p>
          </table:table-cell>
          <table:table-cell office:value-type="float" office:value="1.0432" calcext:value-type="float">
            <text:p>1.0432</text:p>
          </table:table-cell>
          <table:table-cell office:value-type="float" office:value="1.04314" calcext:value-type="float">
            <text:p>1.04314</text:p>
          </table:table-cell>
          <table:table-cell office:value-type="float" office:value="1.04309" calcext:value-type="float">
            <text:p>1.04309</text:p>
          </table:table-cell>
          <table:table-cell office:value-type="float" office:value="1.04317" calcext:value-type="float">
            <text:p>1.04317</text:p>
          </table:table-cell>
          <table:table-cell office:value-type="float" office:value="1.04322" calcext:value-type="float">
            <text:p>1.04322</text:p>
          </table:table-cell>
          <table:table-cell office:value-type="float" office:value="1.04298" calcext:value-type="float">
            <text:p>1.04298</text:p>
          </table:table-cell>
          <table:table-cell office:value-type="float" office:value="1.04356" calcext:value-type="float">
            <text:p>1.04356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table:formula="of:=([.C11]+[.D11]+[.E11]+[.F11]+[.G11]+[.H11]+[.I11]+[.J11]+[.K11]+[.L11])/10" office:value-type="float" office:value="1.321538" calcext:value-type="float">
            <text:p>1.321538</text:p>
          </table:table-cell>
          <table:table-cell office:value-type="float" office:value="1.32375" calcext:value-type="float">
            <text:p>1.32375</text:p>
          </table:table-cell>
          <table:table-cell office:value-type="float" office:value="1.32139" calcext:value-type="float">
            <text:p>1.32139</text:p>
          </table:table-cell>
          <table:table-cell office:value-type="float" office:value="1.32052" calcext:value-type="float">
            <text:p>1.32052</text:p>
          </table:table-cell>
          <table:table-cell office:value-type="float" office:value="1.3208" calcext:value-type="float">
            <text:p>1.3208</text:p>
          </table:table-cell>
          <table:table-cell office:value-type="float" office:value="1.32171" calcext:value-type="float">
            <text:p>1.32171</text:p>
          </table:table-cell>
          <table:table-cell office:value-type="float" office:value="1.32242" calcext:value-type="float">
            <text:p>1.32242</text:p>
          </table:table-cell>
          <table:table-cell office:value-type="float" office:value="1.32172" calcext:value-type="float">
            <text:p>1.32172</text:p>
          </table:table-cell>
          <table:table-cell office:value-type="float" office:value="1.32065" calcext:value-type="float">
            <text:p>1.32065</text:p>
          </table:table-cell>
          <table:table-cell office:value-type="float" office:value="1.32157" calcext:value-type="float">
            <text:p>1.32157</text:p>
          </table:table-cell>
          <table:table-cell office:value-type="float" office:value="1.32085" calcext:value-type="float">
            <text:p>1.3208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([.C12]+[.D12]+[.E12]+[.F12]+[.G12]+[.H12]+[.I12]+[.J12]+[.K12]+[.L12])/10" office:value-type="float" office:value="1.630514" calcext:value-type="float">
            <text:p>1.630514</text:p>
          </table:table-cell>
          <table:table-cell office:value-type="float" office:value="1.63299" calcext:value-type="float">
            <text:p>1.63299</text:p>
          </table:table-cell>
          <table:table-cell office:value-type="float" office:value="1.6312" calcext:value-type="float">
            <text:p>1.6312</text:p>
          </table:table-cell>
          <table:table-cell office:value-type="float" office:value="1.63013" calcext:value-type="float">
            <text:p>1.63013</text:p>
          </table:table-cell>
          <table:table-cell office:value-type="float" office:value="1.63051" calcext:value-type="float">
            <text:p>1.63051</text:p>
          </table:table-cell>
          <table:table-cell office:value-type="float" office:value="1.63004" calcext:value-type="float">
            <text:p>1.63004</text:p>
          </table:table-cell>
          <table:table-cell office:value-type="float" office:value="1.62987" calcext:value-type="float">
            <text:p>1.62987</text:p>
          </table:table-cell>
          <table:table-cell office:value-type="float" office:value="1.63034" calcext:value-type="float">
            <text:p>1.63034</text:p>
          </table:table-cell>
          <table:table-cell office:value-type="float" office:value="1.6302" calcext:value-type="float">
            <text:p>1.6302</text:p>
          </table:table-cell>
          <table:table-cell office:value-type="float" office:value="1.62981" calcext:value-type="float">
            <text:p>1.62981</text:p>
          </table:table-cell>
          <table:table-cell office:value-type="float" office:value="1.63005" calcext:value-type="float">
            <text:p>1.63005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table:formula="of:=([.C13]+[.D13]+[.E13]+[.F13]+[.G13]+[.H13]+[.I13]+[.J13]+[.K13]+[.L13])/10" office:value-type="float" office:value="1.971688" calcext:value-type="float">
            <text:p>1.971688</text:p>
          </table:table-cell>
          <table:table-cell office:value-type="float" office:value="1.9727" calcext:value-type="float">
            <text:p>1.9727</text:p>
          </table:table-cell>
          <table:table-cell office:value-type="float" office:value="1.97068" calcext:value-type="float">
            <text:p>1.97068</text:p>
          </table:table-cell>
          <table:table-cell office:value-type="float" office:value="1.97263" calcext:value-type="float">
            <text:p>1.97263</text:p>
          </table:table-cell>
          <table:table-cell office:value-type="float" office:value="1.97159" calcext:value-type="float">
            <text:p>1.97159</text:p>
          </table:table-cell>
          <table:table-cell office:value-type="float" office:value="1.97145" calcext:value-type="float">
            <text:p>1.97145</text:p>
          </table:table-cell>
          <table:table-cell office:value-type="float" office:value="1.97137" calcext:value-type="float">
            <text:p>1.97137</text:p>
          </table:table-cell>
          <table:table-cell office:value-type="float" office:value="1.97127" calcext:value-type="float">
            <text:p>1.97127</text:p>
          </table:table-cell>
          <table:table-cell office:value-type="float" office:value="1.97165" calcext:value-type="float">
            <text:p>1.97165</text:p>
          </table:table-cell>
          <table:table-cell office:value-type="float" office:value="1.97174" calcext:value-type="float">
            <text:p>1.97174</text:p>
          </table:table-cell>
          <table:table-cell office:value-type="float" office:value="1.9718" calcext:value-type="float">
            <text:p>1.9718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table:formula="of:=([.C14]+[.D14]+[.E14]+[.F14]+[.G14]+[.H14]+[.I14]+[.J14]+[.K14]+[.L14])/10" office:value-type="float" office:value="2.346159" calcext:value-type="float">
            <text:p>2.346159</text:p>
          </table:table-cell>
          <table:table-cell office:value-type="float" office:value="2.34744" calcext:value-type="float">
            <text:p>2.34744</text:p>
          </table:table-cell>
          <table:table-cell office:value-type="float" office:value="2.34576" calcext:value-type="float">
            <text:p>2.34576</text:p>
          </table:table-cell>
          <table:table-cell office:value-type="float" office:value="2.34532" calcext:value-type="float">
            <text:p>2.34532</text:p>
          </table:table-cell>
          <table:table-cell office:value-type="float" office:value="2.3454" calcext:value-type="float">
            <text:p>2.3454</text:p>
          </table:table-cell>
          <table:table-cell office:value-type="float" office:value="2.34773" calcext:value-type="float">
            <text:p>2.34773</text:p>
          </table:table-cell>
          <table:table-cell office:value-type="float" office:value="2.34586" calcext:value-type="float">
            <text:p>2.34586</text:p>
          </table:table-cell>
          <table:table-cell office:value-type="float" office:value="2.34554" calcext:value-type="float">
            <text:p>2.34554</text:p>
          </table:table-cell>
          <table:table-cell office:value-type="float" office:value="2.34543" calcext:value-type="float">
            <text:p>2.34543</text:p>
          </table:table-cell>
          <table:table-cell office:value-type="float" office:value="2.34752" calcext:value-type="float">
            <text:p>2.34752</text:p>
          </table:table-cell>
          <table:table-cell office:value-type="float" office:value="2.34559" calcext:value-type="float">
            <text:p>2.34559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table:formula="of:=([.C15]+[.D15]+[.E15]+[.F15]+[.G15]+[.H15]+[.I15]+[.J15]+[.K15]+[.L15])/10" office:value-type="float" office:value="2.752486" calcext:value-type="float">
            <text:p>2.752486</text:p>
          </table:table-cell>
          <table:table-cell office:value-type="float" office:value="2.7587" calcext:value-type="float">
            <text:p>2.7587</text:p>
          </table:table-cell>
          <table:table-cell office:value-type="float" office:value="2.75246" calcext:value-type="float">
            <text:p>2.75246</text:p>
          </table:table-cell>
          <table:table-cell office:value-type="float" office:value="2.75159" calcext:value-type="float">
            <text:p>2.75159</text:p>
          </table:table-cell>
          <table:table-cell office:value-type="float" office:value="2.75194" calcext:value-type="float">
            <text:p>2.75194</text:p>
          </table:table-cell>
          <table:table-cell office:value-type="float" office:value="2.75185" calcext:value-type="float">
            <text:p>2.75185</text:p>
          </table:table-cell>
          <table:table-cell office:value-type="float" office:value="2.75149" calcext:value-type="float">
            <text:p>2.75149</text:p>
          </table:table-cell>
          <table:table-cell office:value-type="float" office:value="2.75183" calcext:value-type="float">
            <text:p>2.75183</text:p>
          </table:table-cell>
          <table:table-cell office:value-type="float" office:value="2.7517" calcext:value-type="float">
            <text:p>2.7517</text:p>
          </table:table-cell>
          <table:table-cell office:value-type="float" office:value="2.75179" calcext:value-type="float">
            <text:p>2.75179</text:p>
          </table:table-cell>
          <table:table-cell office:value-type="float" office:value="2.75151" calcext:value-type="float">
            <text:p>2.75151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table:formula="of:=([.C16]+[.D16]+[.E16]+[.F16]+[.G16]+[.H16]+[.I16]+[.J16]+[.K16]+[.L16])/10" office:value-type="float" office:value="3.194444" calcext:value-type="float">
            <text:p>3.194444</text:p>
          </table:table-cell>
          <table:table-cell office:value-type="float" office:value="3.19661" calcext:value-type="float">
            <text:p>3.19661</text:p>
          </table:table-cell>
          <table:table-cell office:value-type="float" office:value="3.19594" calcext:value-type="float">
            <text:p>3.19594</text:p>
          </table:table-cell>
          <table:table-cell office:value-type="float" office:value="3.19511" calcext:value-type="float">
            <text:p>3.19511</text:p>
          </table:table-cell>
          <table:table-cell office:value-type="float" office:value="3.19534" calcext:value-type="float">
            <text:p>3.19534</text:p>
          </table:table-cell>
          <table:table-cell office:value-type="float" office:value="3.19488" calcext:value-type="float">
            <text:p>3.19488</text:p>
          </table:table-cell>
          <table:table-cell office:value-type="float" office:value="3.1932" calcext:value-type="float">
            <text:p>3.1932</text:p>
          </table:table-cell>
          <table:table-cell office:value-type="float" office:value="3.19316" calcext:value-type="float">
            <text:p>3.19316</text:p>
          </table:table-cell>
          <table:table-cell office:value-type="float" office:value="3.19243" calcext:value-type="float">
            <text:p>3.19243</text:p>
          </table:table-cell>
          <table:table-cell office:value-type="float" office:value="3.19343" calcext:value-type="float">
            <text:p>3.19343</text:p>
          </table:table-cell>
          <table:table-cell office:value-type="float" office:value="3.19434" calcext:value-type="float">
            <text:p>3.19434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formula="of:=([.C17]+[.D17]+[.E17]+[.F17]+[.G17]+[.H17]+[.I17]+[.J17]+[.K17]+[.L17])/10" office:value-type="float" office:value="3.666936" calcext:value-type="float">
            <text:p>3.666936</text:p>
          </table:table-cell>
          <table:table-cell office:value-type="float" office:value="3.6662" calcext:value-type="float">
            <text:p>3.6662</text:p>
          </table:table-cell>
          <table:table-cell office:value-type="float" office:value="3.66532" calcext:value-type="float">
            <text:p>3.66532</text:p>
          </table:table-cell>
          <table:table-cell office:value-type="float" office:value="3.67277" calcext:value-type="float">
            <text:p>3.67277</text:p>
          </table:table-cell>
          <table:table-cell office:value-type="float" office:value="3.66686" calcext:value-type="float">
            <text:p>3.66686</text:p>
          </table:table-cell>
          <table:table-cell office:value-type="float" office:value="3.66566" calcext:value-type="float">
            <text:p>3.66566</text:p>
          </table:table-cell>
          <table:table-cell office:value-type="float" office:value="3.66607" calcext:value-type="float">
            <text:p>3.66607</text:p>
          </table:table-cell>
          <table:table-cell office:value-type="float" office:value="3.66716" calcext:value-type="float">
            <text:p>3.66716</text:p>
          </table:table-cell>
          <table:table-cell office:value-type="float" office:value="3.66709" calcext:value-type="float">
            <text:p>3.66709</text:p>
          </table:table-cell>
          <table:table-cell office:value-type="float" office:value="3.66645" calcext:value-type="float">
            <text:p>3.66645</text:p>
          </table:table-cell>
          <table:table-cell office:value-type="float" office:value="3.66578" calcext:value-type="float">
            <text:p>3.66578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table:formula="of:=([.C18]+[.D18]+[.E18]+[.F18]+[.G18]+[.H18]+[.I18]+[.J18]+[.K18]+[.L18])/10" office:value-type="float" office:value="4.17027" calcext:value-type="float">
            <text:p>4.17027</text:p>
          </table:table-cell>
          <table:table-cell office:value-type="float" office:value="4.17286" calcext:value-type="float">
            <text:p>4.17286</text:p>
          </table:table-cell>
          <table:table-cell office:value-type="float" office:value="4.17049" calcext:value-type="float">
            <text:p>4.17049</text:p>
          </table:table-cell>
          <table:table-cell office:value-type="float" office:value="4.17023" calcext:value-type="float">
            <text:p>4.17023</text:p>
          </table:table-cell>
          <table:table-cell office:value-type="float" office:value="4.16944" calcext:value-type="float">
            <text:p>4.16944</text:p>
          </table:table-cell>
          <table:table-cell office:value-type="float" office:value="4.17013" calcext:value-type="float">
            <text:p>4.17013</text:p>
          </table:table-cell>
          <table:table-cell office:value-type="float" office:value="4.16998" calcext:value-type="float">
            <text:p>4.16998</text:p>
          </table:table-cell>
          <table:table-cell office:value-type="float" office:value="4.16988" calcext:value-type="float">
            <text:p>4.16988</text:p>
          </table:table-cell>
          <table:table-cell office:value-type="float" office:value="4.16987" calcext:value-type="float">
            <text:p>4.16987</text:p>
          </table:table-cell>
          <table:table-cell office:value-type="float" office:value="4.1699" calcext:value-type="float">
            <text:p>4.1699</text:p>
          </table:table-cell>
          <table:table-cell office:value-type="float" office:value="4.16992" calcext:value-type="float">
            <text:p>4.16992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table:formula="of:=([.C19]+[.D19]+[.E19]+[.F19]+[.G19]+[.H19]+[.I19]+[.J19]+[.K19]+[.L19])/10" office:value-type="float" office:value="4.706704" calcext:value-type="float">
            <text:p>4.706704</text:p>
          </table:table-cell>
          <table:table-cell office:value-type="float" office:value="4.70774" calcext:value-type="float">
            <text:p>4.70774</text:p>
          </table:table-cell>
          <table:table-cell office:value-type="float" office:value="4.7062" calcext:value-type="float">
            <text:p>4.7062</text:p>
          </table:table-cell>
          <table:table-cell office:value-type="float" office:value="4.70622" calcext:value-type="float">
            <text:p>4.70622</text:p>
          </table:table-cell>
          <table:table-cell office:value-type="float" office:value="4.70576" calcext:value-type="float">
            <text:p>4.70576</text:p>
          </table:table-cell>
          <table:table-cell office:value-type="float" office:value="4.70929" calcext:value-type="float">
            <text:p>4.70929</text:p>
          </table:table-cell>
          <table:table-cell office:value-type="float" office:value="4.70563" calcext:value-type="float">
            <text:p>4.70563</text:p>
          </table:table-cell>
          <table:table-cell office:value-type="float" office:value="4.70766" calcext:value-type="float">
            <text:p>4.70766</text:p>
          </table:table-cell>
          <table:table-cell office:value-type="float" office:value="4.70686" calcext:value-type="float">
            <text:p>4.70686</text:p>
          </table:table-cell>
          <table:table-cell office:value-type="float" office:value="4.70545" calcext:value-type="float">
            <text:p>4.70545</text:p>
          </table:table-cell>
          <table:table-cell office:value-type="float" office:value="4.70623" calcext:value-type="float">
            <text:p>4.70623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formula="of:=([.C20]+[.D20]+[.E20]+[.F20]+[.G20]+[.H20]+[.I20]+[.J20]+[.K20]+[.L20])/10" office:value-type="float" office:value="5.274366" calcext:value-type="float">
            <text:p>5.274366</text:p>
          </table:table-cell>
          <table:table-cell office:value-type="float" office:value="5.27787" calcext:value-type="float">
            <text:p>5.27787</text:p>
          </table:table-cell>
          <table:table-cell office:value-type="float" office:value="5.27312" calcext:value-type="float">
            <text:p>5.27312</text:p>
          </table:table-cell>
          <table:table-cell office:value-type="float" office:value="5.27386" calcext:value-type="float">
            <text:p>5.27386</text:p>
          </table:table-cell>
          <table:table-cell office:value-type="float" office:value="5.27328" calcext:value-type="float">
            <text:p>5.27328</text:p>
          </table:table-cell>
          <table:table-cell office:value-type="float" office:value="5.27398" calcext:value-type="float">
            <text:p>5.27398</text:p>
          </table:table-cell>
          <table:table-cell office:value-type="float" office:value="5.27351" calcext:value-type="float">
            <text:p>5.27351</text:p>
          </table:table-cell>
          <table:table-cell office:value-type="float" office:value="5.27478" calcext:value-type="float">
            <text:p>5.27478</text:p>
          </table:table-cell>
          <table:table-cell office:value-type="float" office:value="5.27325" calcext:value-type="float">
            <text:p>5.27325</text:p>
          </table:table-cell>
          <table:table-cell office:value-type="float" office:value="5.27662" calcext:value-type="float">
            <text:p>5.27662</text:p>
          </table:table-cell>
          <table:table-cell office:value-type="float" office:value="5.27339" calcext:value-type="float">
            <text:p>5.27339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table:formula="of:=([.C21]+[.D21]+[.E21]+[.F21]+[.G21]+[.H21]+[.I21]+[.J21]+[.K21]+[.L21])/10" office:value-type="float" office:value="5.876528" calcext:value-type="float">
            <text:p>5.876528</text:p>
          </table:table-cell>
          <table:table-cell office:value-type="float" office:value="5.87901" calcext:value-type="float">
            <text:p>5.87901</text:p>
          </table:table-cell>
          <table:table-cell office:value-type="float" office:value="5.87553" calcext:value-type="float">
            <text:p>5.87553</text:p>
          </table:table-cell>
          <table:table-cell office:value-type="float" office:value="5.87496" calcext:value-type="float">
            <text:p>5.87496</text:p>
          </table:table-cell>
          <table:table-cell office:value-type="float" office:value="5.87586" calcext:value-type="float">
            <text:p>5.87586</text:p>
          </table:table-cell>
          <table:table-cell office:value-type="float" office:value="5.87526" calcext:value-type="float">
            <text:p>5.87526</text:p>
          </table:table-cell>
          <table:table-cell office:value-type="float" office:value="5.87732" calcext:value-type="float">
            <text:p>5.87732</text:p>
          </table:table-cell>
          <table:table-cell office:value-type="float" office:value="5.87598" calcext:value-type="float">
            <text:p>5.87598</text:p>
          </table:table-cell>
          <table:table-cell office:value-type="float" office:value="5.87656" calcext:value-type="float">
            <text:p>5.87656</text:p>
          </table:table-cell>
          <table:table-cell office:value-type="float" office:value="5.8771" calcext:value-type="float">
            <text:p>5.8771</text:p>
          </table:table-cell>
          <table:table-cell office:value-type="float" office:value="5.8777" calcext:value-type="float">
            <text:p>5.877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([.C22]+[.D22]+[.E22]+[.F22]+[.G22]+[.H22]+[.I22]+[.J22]+[.K22]+[.L22])/10" office:value-type="float" office:value="6.588186" calcext:value-type="float">
            <text:p>6.588186</text:p>
          </table:table-cell>
          <table:table-cell office:value-type="float" office:value="6.51692" calcext:value-type="float">
            <text:p>6.51692</text:p>
          </table:table-cell>
          <table:table-cell office:value-type="float" office:value="6.99051" calcext:value-type="float">
            <text:p>6.99051</text:p>
          </table:table-cell>
          <table:table-cell office:value-type="float" office:value="6.76887" calcext:value-type="float">
            <text:p>6.76887</text:p>
          </table:table-cell>
          <table:table-cell office:value-type="float" office:value="6.5401" calcext:value-type="float">
            <text:p>6.5401</text:p>
          </table:table-cell>
          <table:table-cell office:value-type="float" office:value="6.51324" calcext:value-type="float">
            <text:p>6.51324</text:p>
          </table:table-cell>
          <table:table-cell office:value-type="float" office:value="6.51116" calcext:value-type="float">
            <text:p>6.51116</text:p>
          </table:table-cell>
          <table:table-cell office:value-type="float" office:value="6.51125" calcext:value-type="float">
            <text:p>6.51125</text:p>
          </table:table-cell>
          <table:table-cell office:value-type="float" office:value="6.51016" calcext:value-type="float">
            <text:p>6.51016</text:p>
          </table:table-cell>
          <table:table-cell office:value-type="float" office:value="6.50994" calcext:value-type="float">
            <text:p>6.50994</text:p>
          </table:table-cell>
          <table:table-cell office:value-type="float" office:value="6.50971" calcext:value-type="float">
            <text:p>6.50971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table:formula="of:=([.C23]+[.D23]+[.E23]+[.F23]+[.G23]+[.H23]+[.I23]+[.J23]+[.K23]+[.L23])/10" office:value-type="float" office:value="7.178415" calcext:value-type="float">
            <text:p>7.178415</text:p>
          </table:table-cell>
          <table:table-cell office:value-type="float" office:value="7.17858" calcext:value-type="float">
            <text:p>7.17858</text:p>
          </table:table-cell>
          <table:table-cell office:value-type="float" office:value="7.17758" calcext:value-type="float">
            <text:p>7.17758</text:p>
          </table:table-cell>
          <table:table-cell office:value-type="float" office:value="7.17815" calcext:value-type="float">
            <text:p>7.17815</text:p>
          </table:table-cell>
          <table:table-cell office:value-type="float" office:value="7.17745" calcext:value-type="float">
            <text:p>7.17745</text:p>
          </table:table-cell>
          <table:table-cell office:value-type="float" office:value="7.17732" calcext:value-type="float">
            <text:p>7.17732</text:p>
          </table:table-cell>
          <table:table-cell office:value-type="float" office:value="7.17806" calcext:value-type="float">
            <text:p>7.17806</text:p>
          </table:table-cell>
          <table:table-cell office:value-type="float" office:value="7.18182" calcext:value-type="float">
            <text:p>7.18182</text:p>
          </table:table-cell>
          <table:table-cell office:value-type="float" office:value="7.17798" calcext:value-type="float">
            <text:p>7.17798</text:p>
          </table:table-cell>
          <table:table-cell office:value-type="float" office:value="7.17987" calcext:value-type="float">
            <text:p>7.17987</text:p>
          </table:table-cell>
          <table:table-cell office:value-type="float" office:value="7.17734" calcext:value-type="float">
            <text:p>7.17734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table:formula="of:=([.C24]+[.D24]+[.E24]+[.F24]+[.G24]+[.H24]+[.I24]+[.J24]+[.K24]+[.L24])/10" office:value-type="float" office:value="7.881901" calcext:value-type="float">
            <text:p>7.881901</text:p>
          </table:table-cell>
          <table:table-cell office:value-type="float" office:value="7.88286" calcext:value-type="float">
            <text:p>7.88286</text:p>
          </table:table-cell>
          <table:table-cell office:value-type="float" office:value="7.88136" calcext:value-type="float">
            <text:p>7.88136</text:p>
          </table:table-cell>
          <table:table-cell office:value-type="float" office:value="7.88166" calcext:value-type="float">
            <text:p>7.88166</text:p>
          </table:table-cell>
          <table:table-cell office:value-type="float" office:value="7.88216" calcext:value-type="float">
            <text:p>7.88216</text:p>
          </table:table-cell>
          <table:table-cell office:value-type="float" office:value="7.88244" calcext:value-type="float">
            <text:p>7.88244</text:p>
          </table:table-cell>
          <table:table-cell office:value-type="float" office:value="7.88131" calcext:value-type="float">
            <text:p>7.88131</text:p>
          </table:table-cell>
          <table:table-cell office:value-type="float" office:value="7.88084" calcext:value-type="float">
            <text:p>7.88084</text:p>
          </table:table-cell>
          <table:table-cell office:value-type="float" office:value="7.88161" calcext:value-type="float">
            <text:p>7.88161</text:p>
          </table:table-cell>
          <table:table-cell office:value-type="float" office:value="7.88321" calcext:value-type="float">
            <text:p>7.88321</text:p>
          </table:table-cell>
          <table:table-cell office:value-type="float" office:value="7.88156" calcext:value-type="float">
            <text:p>7.88156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table:formula="of:=([.C25]+[.D25]+[.E25]+[.F25]+[.G25]+[.H25]+[.I25]+[.J25]+[.K25]+[.L25])/10" office:value-type="float" office:value="8.650389" calcext:value-type="float">
            <text:p>8.650389</text:p>
          </table:table-cell>
          <table:table-cell office:value-type="float" office:value="8.61054" calcext:value-type="float">
            <text:p>8.61054</text:p>
          </table:table-cell>
          <table:table-cell office:value-type="float" office:value="8.60759" calcext:value-type="float">
            <text:p>8.60759</text:p>
          </table:table-cell>
          <table:table-cell office:value-type="float" office:value="8.60937" calcext:value-type="float">
            <text:p>8.60937</text:p>
          </table:table-cell>
          <table:table-cell office:value-type="float" office:value="8.60692" calcext:value-type="float">
            <text:p>8.60692</text:p>
          </table:table-cell>
          <table:table-cell office:value-type="float" office:value="8.60862" calcext:value-type="float">
            <text:p>8.60862</text:p>
          </table:table-cell>
          <table:table-cell office:value-type="float" office:value="8.60751" calcext:value-type="float">
            <text:p>8.60751</text:p>
          </table:table-cell>
          <table:table-cell office:value-type="float" office:value="8.60738" calcext:value-type="float">
            <text:p>8.60738</text:p>
          </table:table-cell>
          <table:table-cell office:value-type="float" office:value="9.02646" calcext:value-type="float">
            <text:p>9.02646</text:p>
          </table:table-cell>
          <table:table-cell office:value-type="float" office:value="8.61094" calcext:value-type="float">
            <text:p>8.61094</text:p>
          </table:table-cell>
          <table:table-cell office:value-type="float" office:value="8.60856" calcext:value-type="float">
            <text:p>8.60856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table:formula="of:=([.C26]+[.D26]+[.E26]+[.F26]+[.G26]+[.H26]+[.I26]+[.J26]+[.K26]+[.L26])/10" office:value-type="float" office:value="9.375558" calcext:value-type="float">
            <text:p>9.375558</text:p>
          </table:table-cell>
          <table:table-cell office:value-type="float" office:value="9.37621" calcext:value-type="float">
            <text:p>9.37621</text:p>
          </table:table-cell>
          <table:table-cell office:value-type="float" office:value="9.37343" calcext:value-type="float">
            <text:p>9.37343</text:p>
          </table:table-cell>
          <table:table-cell office:value-type="float" office:value="9.37347" calcext:value-type="float">
            <text:p>9.37347</text:p>
          </table:table-cell>
          <table:table-cell office:value-type="float" office:value="9.37326" calcext:value-type="float">
            <text:p>9.37326</text:p>
          </table:table-cell>
          <table:table-cell office:value-type="float" office:value="9.37367" calcext:value-type="float">
            <text:p>9.37367</text:p>
          </table:table-cell>
          <table:table-cell office:value-type="float" office:value="9.37302" calcext:value-type="float">
            <text:p>9.37302</text:p>
          </table:table-cell>
          <table:table-cell office:value-type="float" office:value="9.37615" calcext:value-type="float">
            <text:p>9.37615</text:p>
          </table:table-cell>
          <table:table-cell office:value-type="float" office:value="9.38141" calcext:value-type="float">
            <text:p>9.38141</text:p>
          </table:table-cell>
          <table:table-cell office:value-type="float" office:value="9.37633" calcext:value-type="float">
            <text:p>9.37633</text:p>
          </table:table-cell>
          <table:table-cell office:value-type="float" office:value="9.37863" calcext:value-type="float">
            <text:p>9.3786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([.C27]+[.D27]+[.E27]+[.F27]+[.G27]+[.H27]+[.I27]+[.J27]+[.K27]+[.L27])/10" office:value-type="float" office:value="10.17049" calcext:value-type="float">
            <text:p>10.17049</text:p>
          </table:table-cell>
          <table:table-cell office:value-type="float" office:value="10.173" calcext:value-type="float">
            <text:p>10.173</text:p>
          </table:table-cell>
          <table:table-cell office:value-type="float" office:value="10.1701" calcext:value-type="float">
            <text:p>10.1701</text:p>
          </table:table-cell>
          <table:table-cell office:value-type="float" office:value="10.1698" calcext:value-type="float">
            <text:p>10.1698</text:p>
          </table:table-cell>
          <table:table-cell table:number-columns-repeated="2" office:value-type="float" office:value="10.1699" calcext:value-type="float">
            <text:p>10.1699</text:p>
          </table:table-cell>
          <table:table-cell office:value-type="float" office:value="10.1698" calcext:value-type="float">
            <text:p>10.1698</text:p>
          </table:table-cell>
          <table:table-cell office:value-type="float" office:value="10.1699" calcext:value-type="float">
            <text:p>10.1699</text:p>
          </table:table-cell>
          <table:table-cell office:value-type="float" office:value="10.1721" calcext:value-type="float">
            <text:p>10.1721</text:p>
          </table:table-cell>
          <table:table-cell office:value-type="float" office:value="10.1709" calcext:value-type="float">
            <text:p>10.1709</text:p>
          </table:table-cell>
          <table:table-cell office:value-type="float" office:value="10.1695" calcext:value-type="float">
            <text:p>10.169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Ordenador Antonio</text:p>
          </table:table-cell>
          <table:table-cell office:value-type="string" calcext:value-type="string">
            <text:p>Media</text:p>
          </table:table-cell>
          <table:table-cell table:number-columns-repeated="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161227" calcext:value-type="float">
            <text:p>0.0161227</text:p>
          </table:table-cell>
          <table:table-cell table:number-columns-repeated="10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657106" calcext:value-type="float">
            <text:p>0.0657106</text:p>
          </table:table-cell>
          <table:table-cell table:number-columns-repeated="10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1469287" calcext:value-type="float">
            <text:p>0.1469287</text:p>
          </table:table-cell>
          <table:table-cell table:number-columns-repeated="10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2563204" calcext:value-type="float">
            <text:p>0.2563204</text:p>
          </table:table-cell>
          <table:table-cell table:number-columns-repeated="10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3983535" calcext:value-type="float">
            <text:p>0.3983535</text:p>
          </table:table-cell>
          <table:table-cell table:number-columns-repeated="10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6161519" calcext:value-type="float">
            <text:p>0.6161519</text:p>
          </table:table-cell>
          <table:table-cell table:number-columns-repeated="10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7802076" calcext:value-type="float">
            <text:p>0.7802076</text:p>
          </table:table-cell>
          <table:table-cell table:number-columns-repeated="10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.01364" calcext:value-type="float">
            <text:p>1.01364</text:p>
          </table:table-cell>
          <table:table-cell table:number-columns-repeated="10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.288831" calcext:value-type="float">
            <text:p>1.288831</text:p>
          </table:table-cell>
          <table:table-cell table:number-columns-repeated="10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.741041" calcext:value-type="float">
            <text:p>1.741041</text:p>
          </table:table-cell>
          <table:table-cell table:number-columns-repeated="10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2.108024" calcext:value-type="float">
            <text:p>2.108024</text:p>
          </table:table-cell>
          <table:table-cell table:number-columns-repeated="10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2.627293" calcext:value-type="float">
            <text:p>2.627293</text:p>
          </table:table-cell>
          <table:table-cell table:number-columns-repeated="10"/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2.876553" calcext:value-type="float">
            <text:p>2.876553</text:p>
          </table:table-cell>
          <table:table-cell table:number-columns-repeated="10"/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3.635885" calcext:value-type="float">
            <text:p>3.635885</text:p>
          </table:table-cell>
          <table:table-cell table:number-columns-repeated="10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.906849" calcext:value-type="float">
            <text:p>3.906849</text:p>
          </table:table-cell>
          <table:table-cell table:number-columns-repeated="10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4.797229" calcext:value-type="float">
            <text:p>4.797229</text:p>
          </table:table-cell>
          <table:table-cell table:number-columns-repeated="10"/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5.395086" calcext:value-type="float">
            <text:p>5.395086</text:p>
          </table:table-cell>
          <table:table-cell table:number-columns-repeated="10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6.03088" calcext:value-type="float">
            <text:p>6.03088</text:p>
          </table:table-cell>
          <table:table-cell table:number-columns-repeated="10"/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6.766845" calcext:value-type="float">
            <text:p>6.766845</text:p>
          </table:table-cell>
          <table:table-cell table:number-columns-repeated="10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7.665669" calcext:value-type="float">
            <text:p>7.665669</text:p>
          </table:table-cell>
          <table:table-cell table:number-columns-repeated="10"/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8.626973" calcext:value-type="float">
            <text:p>8.626973</text:p>
          </table:table-cell>
          <table:table-cell table:number-columns-repeated="10"/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9.475595" calcext:value-type="float">
            <text:p>9.475595</text:p>
          </table:table-cell>
          <table:table-cell table:number-columns-repeated="10"/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10.14121" calcext:value-type="float">
            <text:p>10.14121</text:p>
          </table:table-cell>
          <table:table-cell table:number-columns-repeated="10"/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11.16232" calcext:value-type="float">
            <text:p>11.16232</text:p>
          </table:table-cell>
          <table:table-cell table:number-columns-repeated="10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.17123" calcext:value-type="float">
            <text:p>12.17123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Ordenador Man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Media</text:p>
          </table:table-cell>
          <table:table-cell table:number-columns-repeated="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13201" calcext:value-type="float">
            <text:p>0.013201</text:p>
          </table:table-cell>
          <table:table-cell table:number-columns-repeated="10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5325" calcext:value-type="float">
            <text:p>0.05325</text:p>
          </table:table-cell>
          <table:table-cell table:number-columns-repeated="10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114886" calcext:value-type="float">
            <text:p>0.114886</text:p>
          </table:table-cell>
          <table:table-cell table:number-columns-repeated="10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196302" calcext:value-type="float">
            <text:p>0.196302</text:p>
          </table:table-cell>
          <table:table-cell table:number-columns-repeated="10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307791" calcext:value-type="float">
            <text:p>0.307791</text:p>
          </table:table-cell>
          <table:table-cell table:number-columns-repeated="10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450711" calcext:value-type="float">
            <text:p>0.450711</text:p>
          </table:table-cell>
          <table:table-cell table:number-columns-repeated="10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601295" calcext:value-type="float">
            <text:p>0.601295</text:p>
          </table:table-cell>
          <table:table-cell table:number-columns-repeated="10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813862" calcext:value-type="float">
            <text:p>0.813862</text:p>
          </table:table-cell>
          <table:table-cell table:number-columns-repeated="10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.03811" calcext:value-type="float">
            <text:p>1.03811</text:p>
          </table:table-cell>
          <table:table-cell table:number-columns-repeated="10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.2538" calcext:value-type="float">
            <text:p>1.2538</text:p>
          </table:table-cell>
          <table:table-cell table:number-columns-repeated="10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1.60619" calcext:value-type="float">
            <text:p>1.60619</text:p>
          </table:table-cell>
          <table:table-cell table:number-columns-repeated="10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1.85239" calcext:value-type="float">
            <text:p>1.85239</text:p>
          </table:table-cell>
          <table:table-cell table:number-columns-repeated="10"/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2.27004" calcext:value-type="float">
            <text:p>2.27004</text:p>
          </table:table-cell>
          <table:table-cell table:number-columns-repeated="10"/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2.72632" calcext:value-type="float">
            <text:p>2.72632</text:p>
          </table:table-cell>
          <table:table-cell table:number-columns-repeated="10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.0759" calcext:value-type="float">
            <text:p>3.0759</text:p>
          </table:table-cell>
          <table:table-cell table:number-columns-repeated="10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3.69634" calcext:value-type="float">
            <text:p>3.69634</text:p>
          </table:table-cell>
          <table:table-cell table:number-columns-repeated="10"/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4.17424" calcext:value-type="float">
            <text:p>4.17424</text:p>
          </table:table-cell>
          <table:table-cell table:number-columns-repeated="10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4.69748" calcext:value-type="float">
            <text:p>4.69748</text:p>
          </table:table-cell>
          <table:table-cell table:number-columns-repeated="10"/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5.29195" calcext:value-type="float">
            <text:p>5.29195</text:p>
          </table:table-cell>
          <table:table-cell table:number-columns-repeated="10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.63874" calcext:value-type="float">
            <text:p>5.63874</text:p>
          </table:table-cell>
          <table:table-cell table:number-columns-repeated="10"/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6.42849" calcext:value-type="float">
            <text:p>6.42849</text:p>
          </table:table-cell>
          <table:table-cell table:number-columns-repeated="10"/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7.29503" calcext:value-type="float">
            <text:p>7.29503</text:p>
          </table:table-cell>
          <table:table-cell table:number-columns-repeated="10"/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7.70535" calcext:value-type="float">
            <text:p>7.70535</text:p>
          </table:table-cell>
          <table:table-cell table:number-columns-repeated="10"/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8.71411" calcext:value-type="float">
            <text:p>8.71411</text:p>
          </table:table-cell>
          <table:table-cell table:number-columns-repeated="10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9.29567" calcext:value-type="float">
            <text:p>9.29567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Ordenador Hug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media</text:p>
          </table:table-cell>
          <table:table-cell table:number-columns-repeated="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287435" calcext:value-type="float">
            <text:p>0.0287435</text:p>
          </table:table-cell>
          <table:table-cell table:number-columns-repeated="10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851568" calcext:value-type="float">
            <text:p>0.0851568</text:p>
          </table:table-cell>
          <table:table-cell table:number-columns-repeated="10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170385" calcext:value-type="float">
            <text:p>0.170385</text:p>
          </table:table-cell>
          <table:table-cell table:number-columns-repeated="10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302723" calcext:value-type="float">
            <text:p>0.302723</text:p>
          </table:table-cell>
          <table:table-cell table:number-columns-repeated="10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47339" calcext:value-type="float">
            <text:p>0.47339</text:p>
          </table:table-cell>
          <table:table-cell table:number-columns-repeated="10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691773" calcext:value-type="float">
            <text:p>0.691773</text:p>
          </table:table-cell>
          <table:table-cell table:number-columns-repeated="10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927197" calcext:value-type="float">
            <text:p>0.927197</text:p>
          </table:table-cell>
          <table:table-cell table:number-columns-repeated="10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.22435" calcext:value-type="float">
            <text:p>1.22435</text:p>
          </table:table-cell>
          <table:table-cell table:number-columns-repeated="10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.58875" calcext:value-type="float">
            <text:p>1.58875</text:p>
          </table:table-cell>
          <table:table-cell table:number-columns-repeated="10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.88804" calcext:value-type="float">
            <text:p>1.88804</text:p>
          </table:table-cell>
          <table:table-cell table:number-columns-repeated="10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2.28257" calcext:value-type="float">
            <text:p>2.28257</text:p>
          </table:table-cell>
          <table:table-cell table:number-columns-repeated="10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2.71711" calcext:value-type="float">
            <text:p>2.71711</text:p>
          </table:table-cell>
          <table:table-cell table:number-columns-repeated="10"/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3.1873" calcext:value-type="float">
            <text:p>3.1873</text:p>
          </table:table-cell>
          <table:table-cell table:number-columns-repeated="10"/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3.69752" calcext:value-type="float">
            <text:p>3.69752</text:p>
          </table:table-cell>
          <table:table-cell table:number-columns-repeated="10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4.24312" calcext:value-type="float">
            <text:p>4.24312</text:p>
          </table:table-cell>
          <table:table-cell table:number-columns-repeated="10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4.82653" calcext:value-type="float">
            <text:p>4.82653</text:p>
          </table:table-cell>
          <table:table-cell table:number-columns-repeated="10"/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5.44865" calcext:value-type="float">
            <text:p>5.44865</text:p>
          </table:table-cell>
          <table:table-cell table:number-columns-repeated="10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6.10807" calcext:value-type="float">
            <text:p>6.10807</text:p>
          </table:table-cell>
          <table:table-cell table:number-columns-repeated="10"/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6.80461" calcext:value-type="float">
            <text:p>6.80461</text:p>
          </table:table-cell>
          <table:table-cell table:number-columns-repeated="10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7.53914" calcext:value-type="float">
            <text:p>7.53914</text:p>
          </table:table-cell>
          <table:table-cell table:number-columns-repeated="10"/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8.31127" calcext:value-type="float">
            <text:p>8.31127</text:p>
          </table:table-cell>
          <table:table-cell table:number-columns-repeated="10"/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9.12203" calcext:value-type="float">
            <text:p>9.12203</text:p>
          </table:table-cell>
          <table:table-cell table:number-columns-repeated="10"/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9.96971" calcext:value-type="float">
            <text:p>9.96971</text:p>
          </table:table-cell>
          <table:table-cell table:number-columns-repeated="10"/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10.8559" calcext:value-type="float">
            <text:p>10.8559</text:p>
          </table:table-cell>
          <table:table-cell table:number-columns-repeated="10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1.7777" calcext:value-type="float">
            <text:p>11.777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7:37:32.105563064</meta:creation-date>
    <dc:date>2020-03-17T17:54:08.874395606</dc:date>
    <meta:editing-duration>PT16M38S</meta:editing-duration>
    <meta:editing-cycles>1</meta:editing-cycles>
    <meta:document-statistic meta:table-count="1" meta:cell-count="46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scatter" chart:style-name="ch1">
        <chart:legend chart:legend-position="end" svg:x="11.843cm" svg:y="3.456cm" style:legend-expansion="high" chart:style-name="ch2"/>
        <chart:plot-area chart:style-name="ch3" table:cell-range-address="Sheet1.A3:Sheet1.B27 Sheet1.B31:Sheet1.B54 Sheet1.B60:Sheet1.B284" chart:data-source-has-labels="row" svg:x="0.319cm" svg:y="0.18cm" svg:width="11.205cm" svg:height="8.645cm">
          <chartooo:coordinate-region svg:x="0.755cm" svg:y="0.379cm" svg:width="10.02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7" loext:label-string="ordenador_dani" chart:class="chart:scatter">
            <chart:domain table:cell-range-address="Sheet1.A3:Sheet1.A27"/>
            <chart:data-point chart:repeated="25"/>
          </chart:series>
          <chart:series chart:style-name="ch7" chart:values-cell-range-address="Sheet1.B31:Sheet1.B54" loext:label-string="ordenador_antonio" chart:class="chart:scatter">
            <chart:data-point chart:repeated="25"/>
          </chart:series>
          <chart:series chart:style-name="ch8" chart:values-cell-range-address="Sheet1.B60:Sheet1.B284" loext:label-string="ordenador_manu" chart:class="chart:scatter">
            <chart:data-point chart:repeated="225"/>
          </chart:series>
          <chart:series chart:style-name="ch9" chart:values-cell-range-address="Sheet1.B89:Sheet1.B113" loext:label-string="ordenador_hugo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rdenador_dani</text:p>
              </table:table-cell>
              <table:table-cell office:value-type="string">
                <text:p>ordenador_antonio</text:p>
              </table:table-cell>
              <table:table-cell office:value-type="string">
                <text:p>ordenador_manu</text:p>
              </table:table-cell>
              <table:table-cell office:value-type="string">
                <text:p>ordenador_hug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Sheet1.A3:Sheet1.A27</svg:desc>
                </draw:g>
              </table:table-cell>
              <table:table-cell office:value-type="float" office:value="0.0166551">
                <text:p>0.0166551</text:p>
                <draw:g>
                  <svg:desc>Sheet1.B3:Sheet1.B27</svg:desc>
                </draw:g>
              </table:table-cell>
              <table:table-cell office:value-type="float" office:value="0.0161227">
                <text:p>0.0161227</text:p>
                <draw:g>
                  <svg:desc>Sheet1.B31:Sheet1.B54</svg:desc>
                </draw:g>
              </table:table-cell>
              <table:table-cell office:value-type="float" office:value="0.013201">
                <text:p>0.013201</text:p>
                <draw:g>
                  <svg:desc>Sheet1.B60:Sheet1.B284</svg:desc>
                </draw:g>
              </table:table-cell>
              <table:table-cell office:value-type="float" office:value="0.0287435">
                <text:p>0.0287435</text:p>
                <draw:g>
                  <svg:desc>Sheet1.B89:Sheet1.B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0.0673165">
                <text:p>0.0673165</text:p>
              </table:table-cell>
              <table:table-cell office:value-type="float" office:value="0.0657106">
                <text:p>0.0657106</text:p>
              </table:table-cell>
              <table:table-cell office:value-type="float" office:value="0.05325">
                <text:p>0.05325</text:p>
              </table:table-cell>
              <table:table-cell office:value-type="float" office:value="0.0851568">
                <text:p>0.08515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">
                <text:p>12000</text:p>
              </table:table-cell>
              <table:table-cell office:value-type="float" office:value="0.1494248">
                <text:p>0.1494248</text:p>
              </table:table-cell>
              <table:table-cell office:value-type="float" office:value="0.1469287">
                <text:p>0.1469287</text:p>
              </table:table-cell>
              <table:table-cell office:value-type="float" office:value="0.114886">
                <text:p>0.114886</text:p>
              </table:table-cell>
              <table:table-cell office:value-type="float" office:value="0.170385">
                <text:p>0.170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0.2796209">
                <text:p>0.2796209</text:p>
              </table:table-cell>
              <table:table-cell office:value-type="float" office:value="0.2563204">
                <text:p>0.2563204</text:p>
              </table:table-cell>
              <table:table-cell office:value-type="float" office:value="0.196302">
                <text:p>0.196302</text:p>
              </table:table-cell>
              <table:table-cell office:value-type="float" office:value="0.302723">
                <text:p>0.302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4119749">
                <text:p>0.4119749</text:p>
              </table:table-cell>
              <table:table-cell office:value-type="float" office:value="0.3983535">
                <text:p>0.3983535</text:p>
              </table:table-cell>
              <table:table-cell office:value-type="float" office:value="0.307791">
                <text:p>0.307791</text:p>
              </table:table-cell>
              <table:table-cell office:value-type="float" office:value="0.47339">
                <text:p>0.47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0">
                <text:p>24000</text:p>
              </table:table-cell>
              <table:table-cell office:value-type="float" office:value="0.6143131">
                <text:p>0.6143131</text:p>
              </table:table-cell>
              <table:table-cell office:value-type="float" office:value="0.6161519">
                <text:p>0.6161519</text:p>
              </table:table-cell>
              <table:table-cell office:value-type="float" office:value="0.450711">
                <text:p>0.450711</text:p>
              </table:table-cell>
              <table:table-cell office:value-type="float" office:value="0.691773">
                <text:p>0.6917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0">
                <text:p>28000</text:p>
              </table:table-cell>
              <table:table-cell office:value-type="float" office:value="0.8074577">
                <text:p>0.8074577</text:p>
              </table:table-cell>
              <table:table-cell office:value-type="float" office:value="0.7802076">
                <text:p>0.7802076</text:p>
              </table:table-cell>
              <table:table-cell office:value-type="float" office:value="0.601295">
                <text:p>0.601295</text:p>
              </table:table-cell>
              <table:table-cell office:value-type="float" office:value="0.927197">
                <text:p>0.9271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1.043902">
                <text:p>1.043902</text:p>
              </table:table-cell>
              <table:table-cell office:value-type="float" office:value="1.01364">
                <text:p>1.01364</text:p>
              </table:table-cell>
              <table:table-cell office:value-type="float" office:value="0.813862">
                <text:p>0.813862</text:p>
              </table:table-cell>
              <table:table-cell office:value-type="float" office:value="1.22435">
                <text:p>1.22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0">
                <text:p>36000</text:p>
              </table:table-cell>
              <table:table-cell office:value-type="float" office:value="1.321538">
                <text:p>1.321538</text:p>
              </table:table-cell>
              <table:table-cell office:value-type="float" office:value="1.288831">
                <text:p>1.288831</text:p>
              </table:table-cell>
              <table:table-cell office:value-type="float" office:value="1.03811">
                <text:p>1.03811</text:p>
              </table:table-cell>
              <table:table-cell office:value-type="float" office:value="1.58875">
                <text:p>1.58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1.630514">
                <text:p>1.630514</text:p>
              </table:table-cell>
              <table:table-cell office:value-type="float" office:value="1.741041">
                <text:p>1.741041</text:p>
              </table:table-cell>
              <table:table-cell office:value-type="float" office:value="1.2538">
                <text:p>1.2538</text:p>
              </table:table-cell>
              <table:table-cell office:value-type="float" office:value="1.88804">
                <text:p>1.888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0">
                <text:p>44000</text:p>
              </table:table-cell>
              <table:table-cell office:value-type="float" office:value="1.971688">
                <text:p>1.971688</text:p>
              </table:table-cell>
              <table:table-cell office:value-type="float" office:value="2.108024">
                <text:p>2.108024</text:p>
              </table:table-cell>
              <table:table-cell office:value-type="float" office:value="1.60619">
                <text:p>1.60619</text:p>
              </table:table-cell>
              <table:table-cell office:value-type="float" office:value="2.28257">
                <text:p>2.282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0">
                <text:p>48000</text:p>
              </table:table-cell>
              <table:table-cell office:value-type="float" office:value="2.346159">
                <text:p>2.346159</text:p>
              </table:table-cell>
              <table:table-cell office:value-type="float" office:value="2.627293">
                <text:p>2.627293</text:p>
              </table:table-cell>
              <table:table-cell office:value-type="float" office:value="1.85239">
                <text:p>1.85239</text:p>
              </table:table-cell>
              <table:table-cell office:value-type="float" office:value="2.71711">
                <text:p>2.717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">
                <text:p>52000</text:p>
              </table:table-cell>
              <table:table-cell office:value-type="float" office:value="2.752486">
                <text:p>2.752486</text:p>
              </table:table-cell>
              <table:table-cell office:value-type="float" office:value="2.876553">
                <text:p>2.876553</text:p>
              </table:table-cell>
              <table:table-cell office:value-type="float" office:value="2.27004">
                <text:p>2.27004</text:p>
              </table:table-cell>
              <table:table-cell office:value-type="float" office:value="3.1873">
                <text:p>3.18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0">
                <text:p>56000</text:p>
              </table:table-cell>
              <table:table-cell office:value-type="float" office:value="3.194444">
                <text:p>3.194444</text:p>
              </table:table-cell>
              <table:table-cell office:value-type="float" office:value="3.635885">
                <text:p>3.635885</text:p>
              </table:table-cell>
              <table:table-cell office:value-type="float" office:value="2.72632">
                <text:p>2.72632</text:p>
              </table:table-cell>
              <table:table-cell office:value-type="float" office:value="3.69752">
                <text:p>3.697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">
                <text:p>60000</text:p>
              </table:table-cell>
              <table:table-cell office:value-type="float" office:value="3.666936">
                <text:p>3.666936</text:p>
              </table:table-cell>
              <table:table-cell office:value-type="float" office:value="3.906849">
                <text:p>3.906849</text:p>
              </table:table-cell>
              <table:table-cell office:value-type="float" office:value="3.0759">
                <text:p>3.0759</text:p>
              </table:table-cell>
              <table:table-cell office:value-type="float" office:value="4.24312">
                <text:p>4.243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0">
                <text:p>64000</text:p>
              </table:table-cell>
              <table:table-cell office:value-type="float" office:value="4.17027">
                <text:p>4.17027</text:p>
              </table:table-cell>
              <table:table-cell office:value-type="float" office:value="4.797229">
                <text:p>4.797229</text:p>
              </table:table-cell>
              <table:table-cell office:value-type="float" office:value="3.69634">
                <text:p>3.69634</text:p>
              </table:table-cell>
              <table:table-cell office:value-type="float" office:value="4.82653">
                <text:p>4.82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00">
                <text:p>68000</text:p>
              </table:table-cell>
              <table:table-cell office:value-type="float" office:value="4.706704">
                <text:p>4.706704</text:p>
              </table:table-cell>
              <table:table-cell office:value-type="float" office:value="5.395086">
                <text:p>5.395086</text:p>
              </table:table-cell>
              <table:table-cell office:value-type="float" office:value="4.17424">
                <text:p>4.17424</text:p>
              </table:table-cell>
              <table:table-cell office:value-type="float" office:value="5.44865">
                <text:p>5.448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00">
                <text:p>72000</text:p>
              </table:table-cell>
              <table:table-cell office:value-type="float" office:value="5.274366">
                <text:p>5.274366</text:p>
              </table:table-cell>
              <table:table-cell office:value-type="float" office:value="6.03088">
                <text:p>6.03088</text:p>
              </table:table-cell>
              <table:table-cell office:value-type="float" office:value="4.69748">
                <text:p>4.69748</text:p>
              </table:table-cell>
              <table:table-cell office:value-type="float" office:value="6.10807">
                <text:p>6.108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00">
                <text:p>76000</text:p>
              </table:table-cell>
              <table:table-cell office:value-type="float" office:value="5.876528">
                <text:p>5.876528</text:p>
              </table:table-cell>
              <table:table-cell office:value-type="float" office:value="6.766845">
                <text:p>6.766845</text:p>
              </table:table-cell>
              <table:table-cell office:value-type="float" office:value="5.29195">
                <text:p>5.29195</text:p>
              </table:table-cell>
              <table:table-cell office:value-type="float" office:value="6.80461">
                <text:p>6.804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">
                <text:p>80000</text:p>
              </table:table-cell>
              <table:table-cell office:value-type="float" office:value="6.588186">
                <text:p>6.588186</text:p>
              </table:table-cell>
              <table:table-cell office:value-type="float" office:value="7.665669">
                <text:p>7.665669</text:p>
              </table:table-cell>
              <table:table-cell office:value-type="float" office:value="5.63874">
                <text:p>5.63874</text:p>
              </table:table-cell>
              <table:table-cell office:value-type="float" office:value="7.53914">
                <text:p>7.539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00">
                <text:p>84000</text:p>
              </table:table-cell>
              <table:table-cell office:value-type="float" office:value="7.178415">
                <text:p>7.178415</text:p>
              </table:table-cell>
              <table:table-cell office:value-type="float" office:value="8.626973">
                <text:p>8.626973</text:p>
              </table:table-cell>
              <table:table-cell office:value-type="float" office:value="6.42849">
                <text:p>6.42849</text:p>
              </table:table-cell>
              <table:table-cell office:value-type="float" office:value="8.31127">
                <text:p>8.311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00">
                <text:p>88000</text:p>
              </table:table-cell>
              <table:table-cell office:value-type="float" office:value="7.881901">
                <text:p>7.881901</text:p>
              </table:table-cell>
              <table:table-cell office:value-type="float" office:value="9.475595">
                <text:p>9.475595</text:p>
              </table:table-cell>
              <table:table-cell office:value-type="float" office:value="7.29503">
                <text:p>7.29503</text:p>
              </table:table-cell>
              <table:table-cell office:value-type="float" office:value="9.12203">
                <text:p>9.122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00">
                <text:p>92000</text:p>
              </table:table-cell>
              <table:table-cell office:value-type="float" office:value="8.650389">
                <text:p>8.650389</text:p>
              </table:table-cell>
              <table:table-cell office:value-type="float" office:value="10.14121">
                <text:p>10.14121</text:p>
              </table:table-cell>
              <table:table-cell office:value-type="float" office:value="7.70535">
                <text:p>7.70535</text:p>
              </table:table-cell>
              <table:table-cell office:value-type="float" office:value="9.96971">
                <text:p>9.969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0">
                <text:p>96000</text:p>
              </table:table-cell>
              <table:table-cell office:value-type="float" office:value="9.375558">
                <text:p>9.375558</text:p>
              </table:table-cell>
              <table:table-cell office:value-type="float" office:value="11.16232">
                <text:p>11.16232</text:p>
              </table:table-cell>
              <table:table-cell office:value-type="float" office:value="8.71411">
                <text:p>8.71411</text:p>
              </table:table-cell>
              <table:table-cell office:value-type="float" office:value="10.8559">
                <text:p>10.85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10.17049">
                <text:p>10.17049</text:p>
              </table:table-cell>
              <table:table-cell office:value-type="float" office:value="NaN">
                <text:p>NaN</text:p>
              </table:table-cell>
              <table:table-cell office:value-type="float" office:value="9.29567">
                <text:p>9.29567</text:p>
              </table:table-cell>
              <table:table-cell office:value-type="float" office:value="11.7777">
                <text:p>11.7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7435">
                <text:p>0.0287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51568">
                <text:p>0.0851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0385">
                <text:p>0.170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2723">
                <text:p>0.302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339">
                <text:p>0.47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1773">
                <text:p>0.691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7197">
                <text:p>0.927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435">
                <text:p>1.22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875">
                <text:p>1.58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804">
                <text:p>1.88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8257">
                <text:p>2.28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1711">
                <text:p>2.71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873">
                <text:p>3.1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752">
                <text:p>3.69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4312">
                <text:p>4.24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653">
                <text:p>4.82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4865">
                <text:p>5.44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0807">
                <text:p>6.10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0461">
                <text:p>6.80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3914">
                <text:p>7.53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1127">
                <text:p>8.31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2203">
                <text:p>9.12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6971">
                <text:p>9.96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559">
                <text:p>10.8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777">
                <text:p>11.7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